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9">#include&lt;stdio.h&gt;</text:span></text:h>
      <text:h text:style-name="Default"><text:s text:c="1"/>2<text:s text:c="2"/><text:span text:style-name="style5">int </text:span><text:span text:style-name="style11">main</text:span><text:span text:style-name="style10">()</text:span></text:h>
      <text:h text:style-name="Default"><text:s text:c="1"/>3<text:s text:c="2"/><text:span text:style-name="style10">{</text:span></text:h>
      <text:h text:style-name="Default"><text:s text:c="1"/>4<text:s text:c="2"/><text:s text:c="4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a</text:span><text:span text:style-name="style10">;</text:span></text:h>
      <text:h text:style-name="Default"><text:s text:c="1"/>5<text:s text:c="2"/><text:s text:c="4"/><text:span text:style-name="style5">double </text:span><text:span text:style-name="style11">x</text:span><text:span text:style-name="style10">,</text:span><text:span text:style-name="style11">d</text:span><text:span text:style-name="style10">,</text:span><text:span text:style-name="style11">sign1</text:span><text:span text:style-name="style10">=</text:span><text:span text:style-name="style4">1</text:span><text:span text:style-name="style10">,</text:span><text:span text:style-name="style11">sign2</text:span><text:span text:style-name="style10">=</text:span><text:span text:style-name="style4">1</text:span><text:span text:style-name="style10">,</text:span><text:span text:style-name="style11">sin</text:span><text:span text:style-name="style10">=</text:span><text:span text:style-name="style4">0</text:span><text:span text:style-name="style10">,</text:span><text:span text:style-name="style11">tan</text:span><text:span text:style-name="style10">=</text:span><text:span text:style-name="style4">0</text:span><text:span text:style-name="style10">,</text:span><text:span text:style-name="style11">cos</text:span><text:span text:style-name="style10">=</text:span><text:span text:style-name="style4">0</text:span><text:span text:style-name="style10">,</text:span><text:span text:style-name="style11">pow</text:span><text:span text:style-name="style10">,</text:span><text:span text:style-name="style11">fact</text:span><text:span text:style-name="style10">;</text:span></text:h>
      <text:h text:style-name="Default"><text:s text:c="1"/>6<text:s text:c="2"/></text:h>
      <text:h text:style-name="Default"><text:s text:c="1"/>7<text:s text:c="2"/><text:s text:c="4"/><text:span text:style-name="style11">scanf</text:span><text:span text:style-name="style10">(</text:span><text:span text:style-name="style6">"%lf"</text:span><text:span text:style-name="style10">,&amp;</text:span><text:span text:style-name="style11">d</text:span><text:span text:style-name="style10">);</text:span></text:h>
      <text:h text:style-name="Default"><text:s text:c="1"/>8<text:s text:c="2"/></text:h>
      <text:h text:style-name="Default"><text:s text:c="1"/>9<text:s text:c="2"/><text:s text:c="4"/><text:span text:style-name="style11">a</text:span><text:span text:style-name="style10">=</text:span><text:span text:style-name="style11">d</text:span><text:span text:style-name="style10">/</text:span><text:span text:style-name="style4">360</text:span><text:span text:style-name="style10">;</text:span></text:h>
      <text:h text:style-name="Default">10<text:s text:c="2"/><text:s text:c="4"/><text:span text:style-name="style11">d</text:span><text:span text:style-name="style10">=</text:span><text:span text:style-name="style11">d</text:span><text:span text:style-name="style10">-</text:span><text:span text:style-name="style11">a</text:span><text:span text:style-name="style10">*</text:span><text:span text:style-name="style4">360</text:span><text:span text:style-name="style10">;</text:span></text:h>
      <text:h text:style-name="Default">11<text:s text:c="2"/><text:s text:c="4"/><text:span text:style-name="style11">x</text:span><text:span text:style-name="style10">=</text:span><text:span text:style-name="style11">d</text:span><text:span text:style-name="style10">*(</text:span><text:span text:style-name="style4">3.1416</text:span><text:span text:style-name="style10">/</text:span><text:span text:style-name="style4">180</text:span><text:span text:style-name="style10">);</text:span></text:h>
      <text:h text:style-name="Default">12<text:s text:c="2"/></text:h>
      <text:h text:style-name="Default">13<text:s text:c="2"/><text:s text:c="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4">25</text:span><text:span text:style-name="style10">;</text:span><text:span text:style-name="style11">i</text:span><text:span text:style-name="style10">+=</text:span><text:span text:style-name="style4">2</text:span><text:span text:style-name="style10">)</text:span></text:h>
      <text:h text:style-name="Default">14<text:s text:c="2"/><text:s text:c="4"/><text:span text:style-name="style10">{</text:span></text:h>
      <text:h text:style-name="Default">15<text:s text:c="2"/><text:s text:c="8"/><text:span text:style-name="style11">fact</text:span><text:span text:style-name="style10">=</text:span><text:span text:style-name="style4">1</text:span><text:span text:style-name="style10">;</text:span></text:h>
      <text:h text:style-name="Default">16<text:s text:c="2"/><text:s text:c="8"/><text:span text:style-name="style11">pow</text:span><text:span text:style-name="style10">=</text:span><text:span text:style-name="style4">1</text:span><text:span text:style-name="style10">;</text:span></text:h>
      <text:h text:style-name="Default">17<text:s text:c="2"/><text:s text:c="8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h>
      <text:h text:style-name="Default">18<text:s text:c="2"/><text:s text:c="8"/><text:span text:style-name="style10">{</text:span></text:h>
      <text:h text:style-name="Default">19<text:s text:c="2"/><text:s text:c="12"/><text:span text:style-name="style11">fact</text:span><text:span text:style-name="style10">=</text:span><text:span text:style-name="style11">fact</text:span><text:span text:style-name="style10">*</text:span><text:span text:style-name="style11">j</text:span><text:span text:style-name="style10">;</text:span></text:h>
      <text:h text:style-name="Default">20<text:s text:c="2"/><text:s text:c="12"/><text:span text:style-name="style11">pow</text:span><text:span text:style-name="style10">=</text:span><text:span text:style-name="style11">pow</text:span><text:span text:style-name="style10">*</text:span><text:span text:style-name="style11">x</text:span><text:span text:style-name="style10">;</text:span></text:h>
      <text:h text:style-name="Default">21<text:s text:c="2"/><text:s text:c="8"/><text:span text:style-name="style10">}</text:span></text:h>
      <text:h text:style-name="Default">22<text:s text:c="2"/><text:s text:c="8"/><text:span text:style-name="style11">sin</text:span><text:span text:style-name="style10">=</text:span><text:span text:style-name="style11">sin</text:span><text:span text:style-name="style10">+(</text:span><text:span text:style-name="style11">pow</text:span><text:span text:style-name="style10">/</text:span><text:span text:style-name="style11">fact</text:span><text:span text:style-name="style10">)*</text:span><text:span text:style-name="style11">sign1</text:span><text:span text:style-name="style10">;</text:span></text:h>
      <text:h text:style-name="Default">23<text:s text:c="2"/><text:s text:c="8"/><text:span text:style-name="style11">sign1</text:span><text:span text:style-name="style10">=</text:span><text:span text:style-name="style11">sign1</text:span><text:span text:style-name="style10">*-</text:span><text:span text:style-name="style4">1</text:span><text:span text:style-name="style10">;</text:span></text:h>
      <text:h text:style-name="Default">24<text:s text:c="2"/><text:s text:c="4"/><text:span text:style-name="style10">}</text:span></text:h>
      <text:h text:style-name="Default">25<text:s text:c="2"/></text:h>
      <text:h text:style-name="Default">26<text:s text:c="2"/></text:h>
      <text:h text:style-name="Default">27<text:s text:c="2"/></text:h>
      <text:h text:style-name="Default">28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=</text:span><text:span text:style-name="style4">25</text:span><text:span text:style-name="style10">;</text:span><text:span text:style-name="style11">i</text:span><text:span text:style-name="style10">+=</text:span><text:span text:style-name="style4">2</text:span><text:span text:style-name="style10">)</text:span></text:h>
      <text:h text:style-name="Default">29<text:s text:c="2"/><text:s text:c="4"/><text:span text:style-name="style10">{</text:span></text:h>
      <text:h text:style-name="Default">30<text:s text:c="2"/><text:s text:c="8"/><text:span text:style-name="style11">fact</text:span><text:span text:style-name="style10">=</text:span><text:span text:style-name="style4">1</text:span><text:span text:style-name="style10">;</text:span></text:h>
      <text:h text:style-name="Default">31<text:s text:c="2"/><text:s text:c="8"/><text:span text:style-name="style11">pow</text:span><text:span text:style-name="style10">=</text:span><text:span text:style-name="style4">1</text:span><text:span text:style-name="style10">;</text:span></text:h>
      <text:h text:style-name="Default">32<text:s text:c="2"/><text:s text:c="8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h>
      <text:h text:style-name="Default">33<text:s text:c="2"/><text:s text:c="8"/><text:span text:style-name="style10">{</text:span></text:h>
      <text:h text:style-name="Default">34<text:s text:c="2"/><text:s text:c="12"/><text:span text:style-name="style11">fact</text:span><text:span text:style-name="style10">=</text:span><text:span text:style-name="style11">fact</text:span><text:span text:style-name="style10">*</text:span><text:span text:style-name="style11">j</text:span><text:span text:style-name="style10">;</text:span></text:h>
      <text:h text:style-name="Default">35<text:s text:c="2"/><text:s text:c="12"/><text:span text:style-name="style11">pow</text:span><text:span text:style-name="style10">=</text:span><text:span text:style-name="style11">pow</text:span><text:span text:style-name="style10">*</text:span><text:span text:style-name="style11">x</text:span><text:span text:style-name="style10">;</text:span></text:h>
      <text:h text:style-name="Default">36<text:s text:c="2"/><text:s text:c="8"/><text:span text:style-name="style10">}</text:span></text:h>
      <text:h text:style-name="Default">37<text:s text:c="2"/><text:s text:c="8"/><text:span text:style-name="style11">cos</text:span><text:span text:style-name="style10">=</text:span><text:span text:style-name="style11">cos</text:span><text:span text:style-name="style10">+(</text:span><text:span text:style-name="style11">pow</text:span><text:span text:style-name="style10">/</text:span><text:span text:style-name="style11">fact</text:span><text:span text:style-name="style10">)*</text:span><text:span text:style-name="style11">sign2</text:span><text:span text:style-name="style10">;</text:span></text:h>
      <text:h text:style-name="Default">38<text:s text:c="2"/><text:s text:c="8"/><text:span text:style-name="style11">sign2</text:span><text:span text:style-name="style10">=</text:span><text:span text:style-name="style11">sign2</text:span><text:span text:style-name="style10">*-</text:span><text:span text:style-name="style4">1</text:span><text:span text:style-name="style10">;</text:span></text:h>
      <text:h text:style-name="Default">39<text:s text:c="2"/><text:s text:c="4"/><text:span text:style-name="style10">}</text:span></text:h>
      <text:h text:style-name="Default">40<text:s text:c="2"/></text:h>
      <text:h text:style-name="Default">41<text:s text:c="2"/></text:h>
      <text:h text:style-name="Default">42<text:s text:c="2"/><text:s text:c="4"/><text:span text:style-name="style11">tan</text:span><text:span text:style-name="style10">=</text:span><text:span text:style-name="style11">sin</text:span><text:span text:style-name="style10">/</text:span><text:span text:style-name="style11">cos</text:span><text:span text:style-name="style10">;</text:span></text:h>
      <text:h text:style-name="Default">43<text:s text:c="2"/><text:s text:c="4"/><text:span text:style-name="style11">printf</text:span><text:span text:style-name="style10">(</text:span><text:span text:style-name="style6">"%.2lf\n "</text:span><text:span text:style-name="style10">,</text:span><text:span text:style-name="style11">tan</text:span><text:span text:style-name="style10">);</text:span></text:h>
      <text:h text:style-name="Default">44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